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paragraph-properties fo:text-align="center" style:justify-single-word="false"/>
      <style:text-properties fo:font-size="16pt" style:text-underline-style="solid" style:text-underline-width="auto" style:text-underline-color="font-color" fo:font-weight="bold" style:font-weight-asian="bold" style:font-weight-complex="bold"/>
    </style:style>
    <style:style style:name="T1" style:family="text">
      <style:text-properties officeooo:rsid="0017c5e9"/>
    </style:style>
    <text:list-style style:name="L1">
      <text:list-level-style-number text:level="1" loext:num-list-format=" %1%." style:num-prefix=" " style:num-suffix="." style:num-format="1">
        <style:list-level-properties text:space-before="0.2961in" text:min-label-width="0.1965in"/>
      </text:list-level-style-number>
      <text:list-level-style-number text:level="2" loext:num-list-format=" %1%.%2%." style:num-prefix=" " style:num-suffix="." style:num-format="1" text:display-levels="2">
        <style:list-level-properties text:space-before="0.7902in" text:min-label-width="0.2in"/>
      </text:list-level-style-number>
      <text:list-level-style-number text:level="3" loext:num-list-format=" %3%)" style:num-prefix=" " style:num-suffix=")" style:num-format="a">
        <style:list-level-properties text:space-before="1.2807in" text:min-label-width="0.1965in"/>
      </text:list-level-style-number>
      <text:list-level-style-bullet text:level="4" loext:num-list-format="%4%" text:bullet-char="•">
        <style:list-level-properties text:space-before="1.7728in" text:min-label-width="0.1965in"/>
        <style:text-properties style:font-name="StarSymbol"/>
      </text:list-level-style-bullet>
      <text:list-level-style-bullet text:level="5" loext:num-list-format="%5%" text:bullet-char="•">
        <style:list-level-properties text:space-before="2.2654in" text:min-label-width="0.1965in"/>
        <style:text-properties style:font-name="StarSymbol"/>
      </text:list-level-style-bullet>
      <text:list-level-style-bullet text:level="6" loext:num-list-format="%6%" text:bullet-char="•">
        <style:list-level-properties text:space-before="2.7579in" text:min-label-width="0.1965in"/>
        <style:text-properties style:font-name="StarSymbol"/>
      </text:list-level-style-bullet>
      <text:list-level-style-bullet text:level="7" loext:num-list-format="%7%" text:bullet-char="•">
        <style:list-level-properties text:space-before="3.25in" text:min-label-width="0.1965in"/>
        <style:text-properties style:font-name="StarSymbol"/>
      </text:list-level-style-bullet>
      <text:list-level-style-bullet text:level="8" loext:num-list-format="%8%" text:bullet-char="•">
        <style:list-level-properties text:space-before="3.7425in" text:min-label-width="0.1965in"/>
        <style:text-properties style:font-name="StarSymbol"/>
      </text:list-level-style-bullet>
      <text:list-level-style-bullet text:level="9" loext:num-list-format="%9%" text:bullet-char="•">
        <style:list-level-properties text:space-before="4.2346in" text:min-label-width="0.1965in"/>
        <style:text-properties style:font-name="StarSymbol"/>
      </text:list-level-style-bullet>
      <text:list-level-style-bullet text:level="10" loext:num-list-format="%10%" text:bullet-char="•">
        <style:list-level-properties text:space-before="4.7272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4"><text:span text:style-name="T1">D</text:span>etailed process model for the petroleum safety inspection</text:p>
      <text:p text:style-name="Text_20_body">Here is a detailed process model for the petroleum safety inspection:</text:p>
      <text:list xml:id="list1337214896" text:style-name="L1">
        <text:list-item>
          <text:p text:style-name="P3">Planning Phase</text:p>
          <text:list>
            <text:list-item>
              <text:p text:style-name="P2">Identify the scope of the safety inspection</text:p>
            </text:list-item>
            <text:list-item>
              <text:p text:style-name="P2">Determine the frequency and timing of the inspection</text:p>
            </text:list-item>
            <text:list-item>
              <text:p text:style-name="P2">Develop an inspection checklist</text:p>
            </text:list-item>
            <text:list-item>
              <text:p text:style-name="P2">Assign inspection team members and roles</text:p>
            </text:list-item>
          </text:list>
        </text:list-item>
        <text:list-item>
          <text:p text:style-name="P3">Pre-Inspection Phase</text:p>
          <text:list>
            <text:list-item>
              <text:p text:style-name="P2">Review regulatory requirements, standards, and codes</text:p>
            </text:list-item>
            <text:list-item>
              <text:p text:style-name="P2">Review previous inspection reports and corrective actions</text:p>
            </text:list-item>
            <text:list-item>
              <text:p text:style-name="P2">Conduct a hazard identification and risk assessment</text:p>
            </text:list-item>
            <text:list-item>
              <text:p text:style-name="P2">Develop an inspection plan and schedule</text:p>
            </text:list-item>
          </text:list>
        </text:list-item>
        <text:list-item>
          <text:p text:style-name="P3">Inspection Phase</text:p>
          <text:list>
            <text:list-item>
              <text:p text:style-name="P2">Conduct a walkthrough of the facility</text:p>
            </text:list-item>
            <text:list-item>
              <text:p text:style-name="P2">Identify and document hazards and risks</text:p>
            </text:list-item>
            <text:list-item>
              <text:p text:style-name="P2">Evaluate the effectiveness of existing safety controls</text:p>
            </text:list-item>
            <text:list-item>
              <text:p text:style-name="P2">Interview facility personnel to gather additional information</text:p>
            </text:list-item>
            <text:list-item>
              <text:p text:style-name="P2">Verify compliance with regulatory requirements and standards</text:p>
            </text:list-item>
            <text:list-item>
              <text:p text:style-name="P2">Document inspection findings using the inspection checklist</text:p>
            </text:list-item>
          </text:list>
        </text:list-item>
        <text:list-item>
          <text:p text:style-name="P3">Post-Inspection Phase</text:p>
          <text:list>
            <text:list-item>
              <text:p text:style-name="P2">Analyze inspection findings</text:p>
            </text:list-item>
            <text:list-item>
              <text:p text:style-name="P2">Identify opportunities for improvement</text:p>
            </text:list-item>
            <text:list-item>
              <text:p text:style-name="P2">Develop corrective action plans to address identified hazards and risks</text:p>
            </text:list-item>
            <text:list-item>
              <text:p text:style-name="P2">Communicate inspection findings to relevant stakeholders, including management and regulatory authorities</text:p>
            </text:list-item>
            <text:list-item>
              <text:p text:style-name="P2">Follow up on corrective action plans to ensure that they are implemented effectively</text:p>
            </text:list-item>
          </text:list>
        </text:list-item>
        <text:list-item>
          <text:p text:style-name="P3">Continuous Improvement Phase</text:p>
          <text:list>
            <text:list-item>
              <text:p text:style-name="P2">Analyze inspection data to identify trends and areas for improvement</text:p>
            </text:list-item>
            <text:list-item>
              <text:p text:style-name="P2">Review and revise inspection processes and checklists based on inspection findings and feedback</text:p>
            </text:list-item>
            <text:list-item>
              <text:p text:style-name="P2">Provide training and development opportunities to personnel involved in safety inspections</text:p>
            </text:list-item>
            <text:list-item>
              <text:p text:style-name="P2">Promote a positive safety culture within the organization</text:p>
            </text:list-item>
            <text:list-item>
              <text:p text:style-name="P1">Monitor and evaluate the effectiveness of the safety management system</text:p>
            </text:list-item>
          </text:list>
        </text:list-item>
      </text:list>
      <text:p text:style-name="Text_20_body">This process model emphasizes the importance of planning, hazard identification, risk assessment, compliance management, documentation, corrective action, and continuous improvement in petroleum safety inspections. By following this process model, organizations can improve their safety performance, minimize risks, and ensure compliance with regulatory requirements and standards.</text:p>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7T22:11:52.616173356</meta:creation-date>
    <dc:date>2023-03-07T22:14:58.269902123</dc:date>
    <meta:editing-duration>PT3M6S</meta:editing-duration>
    <meta:editing-cycles>1</meta:editing-cycles>
    <meta:generator>LibreOffice/7.3.7.2$Linux_X86_64 LibreOffice_project/30$Build-2</meta:generator>
    <meta:document-statistic meta:table-count="0" meta:image-count="0" meta:object-count="0" meta:page-count="2" meta:paragraph-count="32" meta:word-count="288" meta:character-count="2122" meta:non-whitespace-character-count="1866"/>
  </office:meta>
</office:document-meta>
</file>